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llegalFilterException.IllegalFilter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legalFilterException.IllegalFilter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legalFilterException.IllegalFilt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legalFilterException.IllegalFilter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